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start" style:justify-single-word="false"/>
      <style:text-properties fo:font-size="12pt" style:font-size-asian="12pt" style:font-size-complex="12pt"/>
    </style:style>
    <style:style style:name="P3" style:family="paragraph" style:parent-style-name="Standard">
      <style:paragraph-properties fo:text-align="start" style:justify-single-word="false"/>
      <style:text-properties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ower</text:p>
      <text:p text:style-name="P2"/>
      <text:p text:style-name="P2"><text:s text:c="3"/></text:p>
      <text:p text:style-name="P2"><text:s text:c="4"/>Power corrupts and absolute power corrupts absolutely. <text:s/>This is an easy and simple equation, <text:s/>but how do we navigate the universe that requires power to achieve something. <text:s/>Because <text:s/>without giving somebody the power to achieve, <text:s/>they cannot succeed. <text:s/>But the moment we give somebody power, <text:s/>it is liable to turn into corruption.</text:p>
      <text:p text:style-name="P2"/>
      <text:p text:style-name="P2"><text:s text:c="4"/>Very few people can handle the presence of power with humbleness. <text:s/>In my lifetime I have witnessed an average professional talking down to people around him. <text:s/>The average professional had a medium strength job, <text:s/>had medial income, yet he felt empowered by he's prowess, <text:s/>and he was talking down to the people around him. To make this more concrete, this plumber called down to the PhD. <text:s/>And this is more typical than you would ever believe. </text:p>
      <text:p text:style-name="P2"/>
      <text:p text:style-name="P2"><text:s text:c="4"/>Into this power equation comes the celebrity effect. <text:s/>A celebrity, that is teaching fitness and nutrition to people, <text:s/>is listened to. <text:s/>But with a closer look at that celebrity, <text:s/>we find out that he or she has no experience in nutrition, no faculties in personal training, no knowledge of physiology and no education in medicine. Yet people listen to it, because of the celebrity affect, <text:s/>and the celebrity is not humble enough to decline the usage of that power.</text:p>
      <text:p text:style-name="P2"/>
      <text:p text:style-name="P2"><text:s text:c="4"/>So how do we solve the equation of power. <text:s/>We cannot. <text:s/>It is a self conflicting issue. <text:s/>The only thing we can do is contain it. <text:s/>We impose limitations on power, <text:s/>so we can contain the damage it is permitted to do. <text:s/>The founding fathers have seen this clearly, <text:s/>which is why there are term limitations on some important <text:s/>posts. <text:s/>However, we have to modernize this power limitation and impose the term limits on most every office.</text:p>
      <text:p text:style-name="P2"/>
      <text:p text:style-name="P2"><text:s text:c="4"/>The term limits have to be sensible, creating barriers for abuse, <text:s/>but empowering the people to achieve their required objective.</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eter Glen</meta:initial-creator>
    <meta:creation-date>2015-10-14T15:43:49.43</meta:creation-date>
    <dc:date>2016-02-05T16:14:01.41</dc:date>
    <dc:creator>Peter Glen</dc:creator>
    <meta:editing-duration>PT1H45M56S</meta:editing-duration>
    <meta:editing-cycles>61</meta:editing-cycles>
    <meta:generator>OpenOffice/4.1.1$Win32 OpenOffice.org_project/411m6$Build-9775</meta:generator>
    <meta:document-statistic meta:table-count="0" meta:image-count="0" meta:object-count="0" meta:page-count="1" meta:paragraph-count="7" meta:word-count="305" meta:character-count="1816"/>
  </office:meta>
</office:document-meta>
</file>